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99pt solid #000000"/>
      <style:paragraph-properties fo:text-align="start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15"/>
        <table:table-row table:style-name="ro1">
          <table:table-cell office:value-type="string" calcext:value-type="string">
            <text:p>solverinput version 0.5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3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3"/>
          <table:table-cell table:style-name="ce1" office:value-type="string" calcext:value-type="string">
            <text:p>precedence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 table:style-name="ce6" office:value-type="string" calcext:value-type="string">
            <text:p>p_percen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b_capacity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s_percent</text:p>
          </table:table-cell>
          <table:table-cell table:style-name="ce2" office:value-type="string" calcext:value-type="string">
            <text:p>d_percent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3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4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A4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7" table:number-columns-repeated="4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E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A3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3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4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office:value-type="string" calcext:value-type="string">
            <text:p>A4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ce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00.00.00</text:date>, <text:time style:data-style-name="N2" text:time-value="15:42:42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1-02T15:54:20.299000000</dc:date>
    <meta:editing-duration>P3DT2H54M53S</meta:editing-duration>
    <meta:editing-cycles>133</meta:editing-cycles>
    <meta:generator>LibreOffice/6.0.6.2$Windows_x86 LibreOffice_project/0c292870b25a325b5ed35f6b45599d2ea4458e77</meta:generator>
    <meta:document-statistic meta:table-count="1" meta:cell-count="93" meta:object-count="0"/>
  </office:meta>
</office:document-meta>
</file>